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Arial" fo:font-size="11pt" officeooo:paragraph-rsid="001b3e15" style:font-size-asian="11pt" style:font-size-complex="11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Arial" fo:font-size="11pt" officeooo:paragraph-rsid="0023c9a3" style:font-size-asian="11pt" style:font-size-complex="11pt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Arial" fo:font-size="11pt" officeooo:rsid="00165760" officeooo:paragraph-rsid="001b3e15" style:font-size-asian="11pt" style:font-size-complex="11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Arial" fo:font-size="11pt" fo:font-weight="bold" officeooo:rsid="001b3e15" officeooo:paragraph-rsid="001b3e15" style:font-size-asian="11pt" style:font-weight-asian="bold" style:font-size-complex="11pt" style:font-weight-complex="bold"/>
    </style:style>
    <style:style style:name="P6" style:family="paragraph" style:parent-style-name="Preformatted_20_Text">
      <style:paragraph-properties fo:line-height="150%" fo:text-align="justify" style:justify-single-word="false"/>
      <style:text-properties style:font-name="Arial" fo:font-size="11pt" officeooo:paragraph-rsid="0023c9a3" style:font-size-asian="11pt" style:font-size-complex="11pt"/>
    </style:style>
    <style:style style:name="P7" style:family="paragraph" style:parent-style-name="Preformatted_20_Text">
      <style:paragraph-properties fo:line-height="150%" fo:text-align="justify" style:justify-single-word="false"/>
      <style:text-properties style:font-name="Arial" fo:font-size="11pt" officeooo:paragraph-rsid="0044f697" style:font-size-asian="11pt" style:font-size-complex="11pt"/>
    </style:style>
    <style:style style:name="T1" style:family="text">
      <style:text-properties officeooo:rsid="00165760"/>
    </style:style>
    <style:style style:name="T2" style:family="text">
      <style:text-properties officeooo:rsid="0017eefb"/>
    </style:style>
    <style:style style:name="T3" style:family="text">
      <style:text-properties fo:font-weight="bold" officeooo:rsid="0017eefb" style:font-weight-asian="bold" style:font-weight-complex="bold"/>
    </style:style>
    <style:style style:name="T4" style:family="text">
      <style:text-properties fo:font-weight="bold" officeooo:rsid="00165760" style:font-weight-asian="bold" style:font-weight-complex="bold"/>
    </style:style>
    <style:style style:name="T5" style:family="text">
      <style:text-properties fo:font-weight="bold" officeooo:rsid="0020af86" style:font-weight-asian="bold" style:font-weight-complex="bold"/>
    </style:style>
    <style:style style:name="T6" style:family="text">
      <style:text-properties fo:font-weight="bold" officeooo:rsid="00245570" style:font-weight-asian="bold" style:font-weight-complex="bold"/>
    </style:style>
    <style:style style:name="T7" style:family="text">
      <style:text-properties fo:font-weight="bold" officeooo:rsid="002b6a6a" style:font-weight-asian="bold" style:font-weight-complex="bold"/>
    </style:style>
    <style:style style:name="T8" style:family="text">
      <style:text-properties fo:font-weight="bold" officeooo:rsid="00385d91" style:font-weight-asian="bold" style:font-weight-complex="bold"/>
    </style:style>
    <style:style style:name="T9" style:family="text">
      <style:text-properties fo:font-weight="bold" officeooo:rsid="0040167b" style:font-weight-asian="bold" style:font-weight-complex="bold"/>
    </style:style>
    <style:style style:name="T10" style:family="text">
      <style:text-properties fo:font-weight="bold" officeooo:rsid="0043d662" style:font-weight-asian="bold" style:font-weight-complex="bold"/>
    </style:style>
    <style:style style:name="T11" style:family="text">
      <style:text-properties fo:font-weight="bold" officeooo:rsid="0044f697" style:font-weight-asian="bold" style:font-weight-complex="bold"/>
    </style:style>
    <style:style style:name="T12" style:family="text">
      <style:text-properties officeooo:rsid="0020af86"/>
    </style:style>
    <style:style style:name="T13" style:family="text">
      <style:text-properties officeooo:rsid="00245570"/>
    </style:style>
    <style:style style:name="T14" style:family="text">
      <style:text-properties officeooo:rsid="002b6a6a"/>
    </style:style>
    <style:style style:name="T15" style:family="text">
      <style:text-properties officeooo:rsid="00385d91"/>
    </style:style>
    <style:style style:name="T16" style:family="text">
      <style:text-properties fo:font-weight="normal" officeooo:rsid="00245570" style:font-weight-asian="normal" style:font-weight-complex="normal"/>
    </style:style>
    <style:style style:name="T17" style:family="text">
      <style:text-properties fo:font-weight="normal" officeooo:rsid="0020af86" style:font-weight-asian="normal" style:font-weight-complex="normal"/>
    </style:style>
    <style:style style:name="T18" style:family="text">
      <style:text-properties fo:font-weight="normal" officeooo:rsid="0044f697" style:font-weight-asian="normal" style:font-weight-complex="normal"/>
    </style:style>
    <style:style style:name="T19" style:family="text">
      <style:text-properties officeooo:rsid="0043d6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TO DE SISTEMAS DE INFORMAÇÃO [APROVEITANDO AS FÉRIAS]</text:p>
      <text:p text:style-name="P2"/>
      <text:p text:style-name="P4"><text:tab/>O Sistema de Apoio a Solução de Problemas (“SASP”) é uma plataforma voltada para que pessoas descrevam situações desconfortantes ou sonhos que desejam realizar, porém não possuem condições materiais para o fazê-los.</text:p>
      <text:p text:style-name="P1"><text:tab/><text:span text:style-name="T1">Por se tratar de uma plataforma colaborativa, os realizadores de sonhos, isto é, as pessoas que contribuem com o projeto alheio, seja com </text:span><text:span text:style-name="T4">valores financeiros</text:span><text:span text:style-name="T1"> ou com carinho e </text:span><text:span text:style-name="T4">serviço</text:span><text:span text:style-name="T1">, são atores importantíssimos.</text:span></text:p>
      <text:p text:style-name="P1"><text:tab/><text:span text:style-name="T2">Para que as pessoas possam ajudar umas às outras, é imprescindível ter informações sobre o problema, sonho ou projeto a ser realizado, como </text:span><text:span text:style-name="T3">título</text:span><text:span text:style-name="T2"> que o descreva brevemente, uma </text:span><text:span text:style-name="T3">descrição</text:span><text:span text:style-name="T2"> mais detalhada, uma </text:span><text:span text:style-name="T3">data de início</text:span><text:span text:style-name="T2">, e se houver, uma </text:span><text:span text:style-name="T3">data de fim</text:span><text:span text:style-name="T2">, além de uma lista contendo o </text:span><text:span text:style-name="T3">nome da pessoa</text:span><text:span text:style-name="T2"> ou </text:span><text:span text:style-name="T3">das pessoas</text:span><text:span text:style-name="T2"> que serão beneficiadas com a realização.</text:span></text:p>
      <text:p text:style-name="P7"><text:tab/><text:span text:style-name="T12">É importante que uma mesma pessoa possa </text:span><text:span text:style-name="T5">tanto solicitar</text:span><text:span text:style-name="T18"> </text:span><text:span text:style-name="T12">ajuda (</text:span><text:span text:style-name="T18">ser “sonhador”),</text:span><text:span text:style-name="T12"> </text:span><text:span text:style-name="T5">quanto </text:span><text:span text:style-name="T11">colaborar </text:span><text:span text:style-name="T18">(ser “colaborador”)</text:span><text:span text:style-name="T12">, para isso é necessário que todas pessoas possuam meios de </text:span><text:span text:style-name="T5">contato</text:span><text:span text:style-name="T12">, </text:span><text:span text:style-name="T5">endereço</text:span><text:span text:style-name="T12">, e claro, informações pessoais como </text:span><text:span text:style-name="T5">nome</text:span><text:span text:style-name="T12">, </text:span><text:span text:style-name="T5">data de nascimento</text:span><text:span text:style-name="T12">, </text:span><text:span text:style-name="T5">CPF</text:span><text:span text:style-name="T12">, </text:span><text:span text:style-name="T5">e-mail</text:span><text:span text:style-name="T12"> e </text:span><text:span text:style-name="T5">sexo</text:span><text:span text:style-name="T12">. Uma pessoa também pode possui </text:span><text:span text:style-name="T5">dados profissionais</text:span><text:span text:style-name="T12"> (título, </text:span><text:bookmark-start text:name="__DdeLink__52_3135802622"/><text:span text:style-name="T12">descrição</text:span><text:bookmark-end text:name="__DdeLink__52_3135802622"/><text:span text:style-name="T12">, data de início, data de fim da experiência) e </text:span><text:span text:style-name="T5">acadêmicos</text:span><text:span text:style-name="T12"> (grau de escolaridade, descrição, data de início, data de fim).</text:span></text:p>
      <text:p text:style-name="P3"><text:tab/><text:span text:style-name="T13">Para facilitar a busca por campanhas com determinado fim, é ideal que cada uma seja classificada em um </text:span><text:span text:style-name="T6">tipo</text:span><text:span text:style-name="T13"> (Alimentação, Animais, Educação, Moradia, Saúde, Vestimenta). Além disso é importante que toda campanha </text:span><text:span text:style-name="T16">tenha uma </text:span><text:span text:style-name="T6">meta </text:span><text:span text:style-name="T9">financeira</text:span><text:span text:style-name="T13">, após atingir a meta a campanha terá 30 dias para ser fechada.</text:span></text:p>
      <text:p text:style-name="P3"><text:tab/><text:span text:style-name="T14">Toda campanha ou pode ser </text:span><text:span text:style-name="T7">contínua</text:span><text:span text:style-name="T14">, algo com ajuda mensal, ou pode ser tratada como </text:span><text:span text:style-name="T7">projeto</text:span><text:span text:style-name="T14">, objetivo realizado uma única vez, como a construção de uma moradia. Além disso, uma campanha que está apta para trabalhar com serviços deve </text:span><text:span text:style-name="T7">criar eventos</text:span><text:span text:style-name="T14"> com </text:span><text:span text:style-name="T7">título</text:span><text:span text:style-name="T14">, </text:span><text:span text:style-name="T7">descrição</text:span><text:span text:style-name="T14">, </text:span><text:span text:style-name="T7">local</text:span><text:span text:style-name="T14">, </text:span><text:span text:style-name="T7">data</text:span><text:span text:style-name="T14"> e </text:span><text:span text:style-name="T7">horário de início,</text:span><text:span text:style-name="T14"> e </text:span><text:span text:style-name="T7">data</text:span><text:span text:style-name="T14"> e </text:span><text:span text:style-name="T7">horário de término</text:span><text:span text:style-name="T14">, para que as pessoas que ajudarão possam se organizar. Aliado a isso, é relevante para pessoa que cria o evento, saber quantas pessoas </text:span><text:span text:style-name="T7">comparecerão</text:span><text:span text:style-name="T14"> e quantas </text:span><text:span text:style-name="T7">estão incertas</text:span><text:span text:style-name="T14">.</text:span></text:p>
      <text:p text:style-name="P3"><text:tab/><text:span text:style-name="T15">As pessoas que optem por ajudar via doação financeira devem possuir as opções de </text:span><text:span text:style-name="T8">boleto bancário</text:span><text:span text:style-name="T15"> e </text:span><text:span text:style-name="T8">Paypal</text:span><text:span text:style-name="T15">.</text:span></text:p>
      <text:p text:style-name="P3"><text:tab/><text:span text:style-name="T19">A fim de agradecer as pessoas que colaboram com seu projeto, é possível que o criador da campanha ofereça recompensas como </text:span><text:span text:style-name="T10">brindes</text:span><text:span text:style-name="T19">, que podem variar de acordo com a </text:span><text:span text:style-name="T10">quantia de doação</text:span><text:span text:style-name="T19"> recebida ou </text:span><text:span text:style-name="T10">serviço</text:span><text:span text:style-name="T19"> prestado por quem o auxilio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5T03:23:42.363147901</dc:date>
    <meta:editing-duration>PT13H33M6S</meta:editing-duration>
    <meta:editing-cycles>46</meta:editing-cycles>
    <meta:generator>LibreOffice/6.0.5.2$Linux_X86_64 LibreOffice_project/54c8cbb85f300ac59db32fe8a675ff7683cd5a16</meta:generator>
    <meta:document-statistic meta:table-count="0" meta:image-count="0" meta:object-count="0" meta:page-count="1" meta:paragraph-count="9" meta:word-count="394" meta:character-count="2454" meta:non-whitespace-character-count="2061"/>
  </office:meta>
</office:document-meta>
</file>